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DateNow</text:h>
                    <text:list>
                        <text:list-item>
                            <text:h text:style-name="Heading_20_2" text:outline-level="2">Description</text:h>
                        </text:list-item>
                    </text:list>
                </text:list-item>
            </text:list>

            <text:p text:style-name="Standard"><text:span>Passes the current time (data type is </text:span><text:span text:style-name="backtick">Date</text:span><text:span>) through the </text:span><text:span text:style-name="backtick">value</text:span><text:span> data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value
                                                        <text:s text:c="4"/>
                                                        <text:span text:style-name="T2">DATA(date) | MANDATORY</text:span>
                                                    </text:h>
                                                </text:list-item>
                                            </text:list>
                                        </text:list-item>
                                    </text:list>
                                </text:list-item>
                            </text:list>
                            <text:p text:style-name="Standard"><text:span>Data output through which the current time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